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E8000009C432FAA72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Table2" style:family="table">
      <style:table-properties style:width="17.33cm" fo:margin-left="-0.953cm" fo:margin-top="0cm" fo:margin-bottom="0cm" table:align="left"/>
    </style:style>
    <style:style style:name="Table2.A" style:family="table-column">
      <style:table-column-properties style:column-width="3.993cm"/>
    </style:style>
    <style:style style:name="Table2.B" style:family="table-column">
      <style:table-column-properties style:column-width="13.33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7.251cm" fo:margin-left="-0.953cm" fo:margin-top="0cm" fo:margin-bottom="0cm" table:align="left"/>
    </style:style>
    <style:style style:name="Table3.A" style:family="table-column">
      <style:table-column-properties style:column-width="5.025cm"/>
    </style:style>
    <style:style style:name="Table3.B" style:family="table-column">
      <style:table-column-properties style:column-width="12.22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P1" style:family="paragraph" style:parent-style-name="Standard" style:master-page-name="Standard">
      <style:paragraph-properties fo:margin-left="-0.998cm" fo:margin-right="0cm" fo:text-indent="0cm" style:auto-text-indent="false" style:page-number="1"/>
      <style:text-properties fo:font-weight="bold" style:font-weight-asian="bold"/>
    </style:style>
    <style:style style:name="P2" style:family="paragraph" style:parent-style-name="Standard">
      <style:paragraph-properties fo:margin-left="-0.998cm" fo:margin-right="0cm" fo:text-align="justify" style:justify-single-word="false" fo:text-indent="0cm" style:auto-text-indent="false"/>
      <style:text-properties fo:font-weight="bold" style:font-weight-asian="bold"/>
    </style:style>
    <style:style style:name="P3" style:family="paragraph" style:parent-style-name="Standard" style:list-style-name="WWNum2">
      <style:paragraph-properties fo:margin-left="-0.998cm" fo:margin-right="0cm" fo:margin-top="0cm" fo:margin-bottom="0.353cm" style:contextual-spacing="false" fo:line-height="150%" fo:text-align="justify" style:justify-single-word="false" fo:text-indent="0cm" style:auto-text-indent="false"/>
      <style:text-properties fo:font-weight="bold" style:font-weight-asian="bold"/>
    </style:style>
    <style:style style:name="P4" style:family="paragraph" style:parent-style-name="Standard">
      <style:paragraph-properties fo:line-height="200%" fo:orphans="0" fo:widows="0"/>
      <style:text-properties fo:font-weight="bold" style:font-weight-asian="bold"/>
    </style:style>
    <style:style style:name="P5" style:family="paragraph" style:parent-style-name="Standard">
      <style:paragraph-properties fo:line-height="200%" fo:orphans="0" fo:widows="0"/>
      <style:text-properties fo:font-weight="bold" officeooo:rsid="00083bbe" officeooo:paragraph-rsid="00083bbe" style:font-weight-asian="bold"/>
    </style:style>
    <style:style style:name="P6" style:family="paragraph" style:parent-style-name="Standard">
      <style:paragraph-properties fo:line-height="200%" fo:orphans="0" fo:widows="0"/>
      <style:text-properties fo:font-size="12pt" fo:font-weight="bold" officeooo:rsid="00083bbe" officeooo:paragraph-rsid="00083bbe" style:font-size-asian="12pt" style:font-weight-asian="bold" style:font-size-complex="12pt"/>
    </style:style>
    <style:style style:name="P7" style:family="paragraph" style:parent-style-name="Standard">
      <style:paragraph-properties fo:margin-left="-0.998cm" fo:margin-right="0cm" fo:margin-top="0cm" fo:margin-bottom="0.353cm" style:contextual-spacing="false" fo:line-height="150%" fo:text-align="justify" style:justify-single-word="false" fo:text-indent="0cm" style:auto-text-indent="false"/>
      <style:text-properties fo:font-weight="bold" style:font-weight-asian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2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20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bold" officeooo:rsid="00083bbe" officeooo:paragraph-rsid="00083bbe" style:font-size-asian="12pt" style:font-weight-asian="bold" style:font-size-complex="12pt"/>
    </style:style>
    <style:style style:name="P11" style:family="paragraph" style:parent-style-name="Standard">
      <style:paragraph-properties fo:margin-top="0.423cm" fo:margin-bottom="0.423cm" style:contextual-spacing="false" fo:line-height="115%" fo:orphans="0" fo:widows="0"/>
      <style:text-properties fo:font-weight="bold" style:font-weight-asian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2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rsid="00083bbe" officeooo:paragraph-rsid="00083bbe" style:font-weight-asian="bold"/>
    </style:style>
    <style:style style:name="P13" style:family="paragraph" style:parent-style-name="Heading_20_1">
      <style:text-properties officeooo:paragraph-rsid="00083bbe"/>
    </style:style>
    <style:style style:name="P14" style:family="paragraph" style:parent-style-name="Text_20_body" style:list-style-name="L1"/>
    <style:style style:name="P15" style:family="paragraph" style:parent-style-name="Standard">
      <style:paragraph-properties fo:margin-left="-0.998cm" fo:margin-right="0cm" fo:margin-top="0cm" fo:margin-bottom="0.353cm" style:contextual-spacing="false" fo:line-height="150%" fo:text-align="justify" style:justify-single-word="false" fo:text-indent="0cm" style:auto-text-indent="false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color="#1155cc" loext:opacity="100%" style:text-underline-style="solid" style:text-underline-width="auto" style:text-underline-color="font-color"/>
    </style:style>
    <text:list-style style:name="L1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07cm" fo:margin-left="1.905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07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 style:wrap="run-through" style:number-wrapped-paragraphs="no-limit" style:vertical-pos="from-top" style:vertical-rel="page-content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list text:style-name="WWNum2">
        <text:list-item>
          <text:p text:style-name="P3">DADOS DO ALUNO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Nome completo</text:p>
          </table:table-cell>
          <table:table-cell table:style-name="Table2.A1" office:value-type="string">
            <text:p text:style-name="P5">Luis Felipe Macedo dos Santos</text:p>
          </table:table-cell>
        </table:table-row>
        <table:table-row table:style-name="Table2.1">
          <table:table-cell table:style-name="Table2.A1" office:value-type="string">
            <text:p text:style-name="P4">Matrícula</text:p>
          </table:table-cell>
          <table:table-cell table:style-name="Table2.A1" office:value-type="string">
            <text:p text:style-name="P6">24103267</text:p>
          </table:table-cell>
        </table:table-row>
        <table:table-row table:style-name="Table2.1">
          <table:table-cell table:style-name="Table2.A1" office:value-type="string">
            <text:p text:style-name="P4">Curso</text:p>
          </table:table-cell>
          <table:table-cell table:style-name="Table2.A1" office:value-type="string">
            <text:p text:style-name="P6">Análise e Desenvolvimento de Sistemas​​</text:p>
          </table:table-cell>
        </table:table-row>
      </table:table>
      <text:p text:style-name="P7"/>
      <text:list text:continue-numbering="true" text:style-name="WWNum2">
        <text:list-item>
          <text:p text:style-name="P3">DADOS GERAIS DA ATIVIDADE DE EXTENSÃO:</text:p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Título do atividade</text:p>
            <text:p text:style-name="P9"/>
          </table:table-cell>
          <table:table-cell table:style-name="Table3.A1" office:value-type="string">
            <text:p text:style-name="P9"/>
          </table:table-cell>
        </table:table-row>
        <table:table-row table:style-name="Table3.1">
          <table:table-cell table:style-name="Table3.A1" office:value-type="string">
            <text:p text:style-name="P4">Professor(a) responsável</text:p>
          </table:table-cell>
          <table:table-cell table:style-name="Table3.A1" office:value-type="string">
            <text:p text:style-name="P10">Marco Antônio</text:p>
          </table:table-cell>
        </table:table-row>
        <table:table-row table:style-name="Table3.1">
          <table:table-cell table:style-name="Table3.A1" office:value-type="string">
            <text:p text:style-name="P9">Data de Início:</text:p>
          </table:table-cell>
          <table:table-cell table:style-name="Table3.A1" office:value-type="string">
            <text:p text:style-name="P9"/>
          </table:table-cell>
        </table:table-row>
        <table:table-row table:style-name="Table3.1">
          <table:table-cell table:style-name="Table3.A1" office:value-type="string">
            <text:p text:style-name="P9">Data de Término:</text:p>
          </table:table-cell>
          <table:table-cell table:style-name="Table3.A1" office:value-type="string">
            <text:p text:style-name="P9"/>
          </table:table-cell>
        </table:table-row>
        <table:table-row table:style-name="Table3.1">
          <table:table-cell table:style-name="Table3.A1" office:value-type="string">
            <text:p text:style-name="P11">Local de realização da atividade de extensão</text:p>
          </table:table-cell>
          <table:table-cell table:style-name="Table3.A1" office:value-type="string">
            <text:p text:style-name="P12">Centro Universitário Augusto Motta</text:p>
          </table:table-cell>
        </table:table-row>
        <table:table-row table:style-name="Table3.1">
          <table:table-cell table:style-name="Table3.A1" office:value-type="string">
            <text:p text:style-name="P11">Instituição parceira (se houver)</text:p>
          </table:table-cell>
          <table:table-cell table:style-name="Table3.A1" office:value-type="string">
            <text:p text:style-name="P9"/>
          </table:table-cell>
        </table:table-row>
      </table:table>
      <text:p text:style-name="Heading_20_1">3. ATIVIDADES DESENVOLVIDAS</text:p>
      <text:p text:style-name="Standard">[Descreva a atividade desenvolvida durante o período do projeto de extensão]</text:p>
      <text:p text:style-name="P13">4. PÚBLICO-ALVO BENEFICIADO PELO PROJETO</text:p>
      <text:p text:style-name="Standard">[Descreva, detalhadamente, as características do público-alvo impactado pela atividade de extensão]</text:p>
      <text:p text:style-name="P13">5. <text:s/>Nº DE PESSOAS ATENDIDAS/BENEFICIADAS</text:p>
      <text:list text:style-name="L1">
        <text:list-item>
          <text:p text:style-name="P14">Público interno da UNISUAM</text:p>
          <text:list>
            <text:list-item>
              <text:p text:style-name="P14"><text:soft-page-break/>- Alunos:</text:p>
            </text:list-item>
            <text:list-item>
              <text:p text:style-name="P14">- Professores:</text:p>
            </text:list-item>
            <text:list-item>
              <text:p text:style-name="P14">- Funcionários:</text:p>
            </text:list-item>
          </text:list>
        </text:list-item>
        <text:list-item>
          <text:p text:style-name="P14">• Público externo da universidade</text:p>
          <text:list>
            <text:list-item>
              <text:p text:style-name="P14">- Membros de instituições governamentais:</text:p>
            </text:list-item>
            <text:list-item>
              <text:p text:style-name="P14">- Membros de instituições não governamentais:</text:p>
            </text:list-item>
            <text:list-item>
              <text:p text:style-name="P14">- Membros de organizações de iniciativa privada:</text:p>
            </text:list-item>
            <text:list-item>
              <text:p text:style-name="P14">- Membros de grupos comunitários:</text:p>
            </text:list-item>
            <text:list-item>
              <text:p text:style-name="P14">- População em geral:</text:p>
            </text:list-item>
            <text:list-item>
              <text:p text:style-name="P14">- Outros:</text:p>
            </text:list-item>
          </text:list>
        </text:list-item>
        <text:list-item>
          <text:p text:style-name="P14">• Número total de pessoas atendidas:</text:p>
        </text:list-item>
      </text:list>
      <text:p text:style-name="Heading_20_1">6. IMPACTO DA ATIVIDADE NO PÚBLICO-ALVO | RESULTADOS OBTIDOS:</text:p>
      <text:p text:style-name="Standard">Descreva o impacto da atividade sobre o público-alvo, abordando os efeitos diretos e indiretos gerados pela ação. Deve ser destacado as mudanças percebidas, os benefícios alcançados e como a comunidade envolvida foi afetada pela execução das atividades planejadas.]</text:p>
      <text:p text:style-name="Heading_20_1">7. DOCUMENTAÇÃO E EVIDÊNCIAS:</text:p>
      <text:p text:style-name="Standard">[Insira toda evidência utilizada para a realização do projeto e/ou produzida por ele - Exemplo: fotos, vídeos, sites, artigos, cartazes, slides etc].</text:p>
      <text:p text:style-name="Heading_20_2">8. AVALIAÇÃO DE SATISFAÇÃO DO ALUNO:</text:p>
      <text:p text:style-name="Standard">Todo aluno que atuou na atividade de extensão deve responder o questionário de avaliação: </text:p>
      <text:p text:style-name="Standard"><text:a xlink:type="simple" xlink:href="https://forms.gle/bZGmz8GsLt1iSrq96" text:style-name="ListLabel_20_19" text:visited-style-name="ListLabel_20_19"><text:span text:style-name="T1">https://forms.gle/bZGmz8GsLt1iSrq96</text:span></text:a> 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none"/>
      <style:paragraph-properties fo:text-align="center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 style:wrap="run-through" style:number-wrapped-paragraphs="no-limit" style:vertical-pos="from-top" style:vertical-rel="page-content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frame text:anchor-type="char" draw:z-index="1" draw:name="Forma1" draw:style-name="Mgr1" draw:text-style-name="MP1" svg:width="21.289cm" svg:height="29.699cm" svg:x="-2.829cm" svg:y="-3.27cm"><draw:image xlink:href="Pictures/10000000000006E8000009C432FAA72D.png" xlink:type="simple" xlink:show="embed" xlink:actuate="onLoad" draw:mime-type="image/png"><text:p/></draw:image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09-09T08:47:38.790132829</dc:date>
    <meta:editing-duration>PT20S</meta:editing-duration>
    <meta:editing-cycles>1</meta:editing-cycles>
    <meta:document-statistic meta:table-count="2" meta:image-count="0" meta:object-count="0" meta:page-count="2" meta:paragraph-count="40" meta:word-count="245" meta:character-count="1666" meta:non-whitespace-character-count="1470"/>
  </office:meta>
</office:document-meta>
</file>